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C000001A0F3BE804C29413C04.png" manifest:media-type="image/png"/>
  <manifest:file-entry manifest:full-path="Pictures/100000010000039E000001871AA261528ACF1908.png" manifest:media-type="image/png"/>
  <manifest:file-entry manifest:full-path="Pictures/100000010000073C000001774744D8B0F0E23B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799" officeooo:paragraph-rsid="0002e79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426a4" officeooo:paragraph-rsid="000426a4"/>
    </style:style>
    <style:style style:name="P4" style:family="paragraph" style:parent-style-name="Standard">
      <style:text-properties officeooo:rsid="000426a4" officeooo:paragraph-rsid="00058198"/>
    </style:style>
    <style:style style:name="T1" style:family="text">
      <style:text-properties officeooo:rsid="0002e799"/>
    </style:style>
    <style:style style:name="T2" style:family="text">
      <style:text-properties fo:font-weight="bold" officeooo:rsid="0002e799" style:font-weight-asian="bold" style:font-weight-complex="bold"/>
    </style:style>
    <style:style style:name="T3" style:family="text">
      <style:text-properties officeooo:rsid="00058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1"/><text:span text:style-name="T2">Assignment-15</text:span></text:p>
      <text:p text:style-name="P2"/>
      <text:p text:style-name="P1">1.</text:p>
      <text:p text:style-name="P1"><draw:frame draw:style-name="fr1" draw:name="Image1" text:anchor-type="char" svg:x="0cm" svg:y="0.302cm" svg:width="17cm" svg:height="3.441cm" draw:z-index="0"><draw:image xlink:href="Pictures/100000010000073C000001774744D8B0F0E23B74.png" xlink:type="simple" xlink:show="embed" xlink:actuate="onLoad" draw:mime-type="image/png"/></draw:frame><text:s text:c="173"/></text:p>
      <text:p text:style-name="P3">2.</text:p>
      <text:p text:style-name="P4"><draw:frame draw:style-name="fr1" draw:name="Image2" text:anchor-type="char" svg:x="0.039cm" svg:y="0.34cm" svg:width="11.259cm" svg:height="4.754cm" draw:z-index="1"><draw:image xlink:href="Pictures/100000010000039E000001871AA261528ACF1908.png" xlink:type="simple" xlink:show="embed" xlink:actuate="onLoad" draw:mime-type="image/png"/></draw:frame><text:s text:c="6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>3.</text:span></text:p>
      <text:p text:style-name="P4"/>
      <text:p text:style-name="P4"><draw:frame draw:style-name="fr1" draw:name="Image3" text:anchor-type="char" svg:x="0.028cm" svg:y="0cm" svg:width="16.037cm" svg:height="5.228cm" draw:z-index="2"><draw:image xlink:href="Pictures/10000001000004FC000001A0F3BE804C29413C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3:24:51.275770472</meta:creation-date>
    <dc:date>2023-09-20T23:31:52.071807865</dc:date>
    <meta:editing-duration>PT6M58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1" meta:paragraph-count="6" meta:word-count="4" meta:character-count="329" meta:non-whitespace-character-count="19"/>
  </office:meta>
</office:document-meta>
</file>